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21">
            <text:p>Poz-8821</text:p>
          </table:table-cell>
          <table:table-cell office:value-type="float" office:value="55.21">
            <text:p>55.21</text:p>
          </table:table-cell>
          <table:table-cell office:value-type="float" office:value="9.76">
            <text:p>9.76</text:p>
          </table:table-cell>
          <table:table-cell office:value-type="float" office:value="7140.0">
            <text:p>7140.0</text:p>
          </table:table-cell>
          <table:table-cell office:value-type="float" office:value="40.0">
            <text:p>40.0</text:p>
          </table:table-cell>
          <table:table-cell office:value-type="string" office:value="Mytilus edulis and Macoma balthica shells">
            <text:p>Mytilus edulis and 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3">
            <text:p>-2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20">
            <text:p>Poz-8820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6590.0">
            <text:p>6590.0</text:p>
          </table:table-cell>
          <table:table-cell office:value-type="float" office:value="40.0">
            <text:p>40.0</text:p>
          </table:table-cell>
          <table:table-cell office:value-type="string" office:value="Arctica islandica shell">
            <text:p>Arc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682">
            <text:p>K-6682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270.0">
            <text:p>6270.0</text:p>
          </table:table-cell>
          <table:table-cell office:value-type="float" office:value="80.0">
            <text:p>80.0</text:p>
          </table:table-cell>
          <table:table-cell office:value-type="string" office:value="Corylus stake">
            <text:p>Corylus stak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040">
            <text:p>K-6040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170.0">
            <text:p>6170.0</text:p>
          </table:table-cell>
          <table:table-cell office:value-type="float" office:value="85.0">
            <text:p>85.0</text:p>
          </table:table-cell>
          <table:table-cell office:value-type="string" office:value="Human bone">
            <text:p>Human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75">
            <text:p>-4.7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805">
            <text:p>Poz-5805</text:p>
          </table:table-cell>
          <table:table-cell office:value-type="float" office:value="55.38">
            <text:p>55.38</text:p>
          </table:table-cell>
          <table:table-cell office:value-type="float" office:value="9.81">
            <text:p>9.81</text:p>
          </table:table-cell>
          <table:table-cell office:value-type="float" office:value="7420.0">
            <text:p>7420.0</text:p>
          </table:table-cell>
          <table:table-cell office:value-type="float" office:value="50.0">
            <text:p>50.0</text:p>
          </table:table-cell>
          <table:table-cell office:value-type="string" office:value="Betula Albae remains from peat">
            <text:p>Betula Albae remains fro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8">
            <text:p>-9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924">
            <text:p>Poz-8924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10110.0">
            <text:p>10110.0</text:p>
          </table:table-cell>
          <table:table-cell office:value-type="float" office:value="60.0">
            <text:p>6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67">
            <text:p>Poz-5767</text:p>
          </table:table-cell>
          <table:table-cell office:value-type="float" office:value="55.22">
            <text:p>55.22</text:p>
          </table:table-cell>
          <table:table-cell office:value-type="float" office:value="9.84">
            <text:p>9.84</text:p>
          </table:table-cell>
          <table:table-cell office:value-type="float" office:value="7700.0">
            <text:p>7700.0</text:p>
          </table:table-cell>
          <table:table-cell office:value-type="float" office:value="70.0">
            <text:p>70.0</text:p>
          </table:table-cell>
          <table:table-cell office:value-type="string" office:value="Betula Albae and Cladium mariscus remains">
            <text:p>Betula Albae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6">
            <text:p>-16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40">
            <text:p>K-5640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5910.0">
            <text:p>5910.0</text:p>
          </table:table-cell>
          <table:table-cell office:value-type="float" office:value="75.0">
            <text:p>75.0</text:p>
          </table:table-cell>
          <table:table-cell office:value-type="string" office:value="Wood from boat">
            <text:p>Wood from bo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0">
            <text:p>-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3558">
            <text:p>K-3558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550.0">
            <text:p>6550.0</text:p>
          </table:table-cell>
          <table:table-cell office:value-type="float" office:value="80.0">
            <text:p>80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80">
            <text:p>K-5680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940.0">
            <text:p>594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81">
            <text:p>K-5681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780.0">
            <text:p>578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3">
            <text:p>Poz-5753</text:p>
          </table:table-cell>
          <table:table-cell office:value-type="float" office:value="55.22">
            <text:p>55.22</text:p>
          </table:table-cell>
          <table:table-cell office:value-type="float" office:value="9.84">
            <text:p>9.84</text:p>
          </table:table-cell>
          <table:table-cell office:value-type="float" office:value="7880.0">
            <text:p>7880.0</text:p>
          </table:table-cell>
          <table:table-cell office:value-type="float" office:value="50.0">
            <text:p>50.0</text:p>
          </table:table-cell>
          <table:table-cell office:value-type="string" office:value="Menyanthes trifoliata and Cladium mariscus remains">
            <text:p>Menyanthes trifoliata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7">
            <text:p>-1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852">
            <text:p>K-852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9550.0">
            <text:p>955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9">
            <text:p>-20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Tauber1966,RosentauEtal2021">
            <text:p>Tauber1966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4149">
            <text:p>K-4149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370.0">
            <text:p>5370.0</text:p>
          </table:table-cell>
          <table:table-cell office:value-type="float" office:value="100.0">
            <text:p>100.0</text:p>
          </table:table-cell>
          <table:table-cell office:value-type="string" office:value="Tilia sp. wood">
            <text:p>Tilia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8">
            <text:p>-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AAR-9341">
            <text:p>AAR-9341</text:p>
          </table:table-cell>
          <table:table-cell office:value-type="float" office:value="55.39">
            <text:p>55.39</text:p>
          </table:table-cell>
          <table:table-cell office:value-type="float" office:value="9.82">
            <text:p>9.82</text:p>
          </table:table-cell>
          <table:table-cell office:value-type="float" office:value="6820.0">
            <text:p>6820.0</text:p>
          </table:table-cell>
          <table:table-cell office:value-type="float" office:value="55.0">
            <text:p>55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90">
            <text:p>Poz-5790</text:p>
          </table:table-cell>
          <table:table-cell office:value-type="float" office:value="55.38">
            <text:p>55.38</text:p>
          </table:table-cell>
          <table:table-cell office:value-type="float" office:value="9.81">
            <text:p>9.81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7">
            <text:p>-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681">
            <text:p>K-6681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290.0">
            <text:p>6290.0</text:p>
          </table:table-cell>
          <table:table-cell office:value-type="float" office:value="75.0">
            <text:p>75.0</text:p>
          </table:table-cell>
          <table:table-cell office:value-type="string" office:value="Corylus stake">
            <text:p>Corylus stak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1030">
            <text:p>K-1030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4">
            <text:p>-1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1979,RosentauEtal2021">
            <text:p>Krog1979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1028">
            <text:p>K-1028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8990.0">
            <text:p>899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8">
            <text:p>-2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Tauber1966,RosentauEtal2021">
            <text:p>Tauber1966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AAR-9342">
            <text:p>AAR-9342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905.0">
            <text:p>6905.0</text:p>
          </table:table-cell>
          <table:table-cell office:value-type="float" office:value="55.0">
            <text:p>55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59">
            <text:p>Poz-8859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350.0">
            <text:p>9350.0</text:p>
          </table:table-cell>
          <table:table-cell office:value-type="float" office:value="50.0">
            <text:p>50.0</text:p>
          </table:table-cell>
          <table:table-cell office:value-type="string" office:value="Populus tremula and Betula nana remains">
            <text:p>Populus tremula and 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5">
            <text:p>-2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60">
            <text:p>Poz-8860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Populus tremula and Betula Albae remains">
            <text:p>Populus tremula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8">
            <text:p>-26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4">
            <text:p>Poz-5754</text:p>
          </table:table-cell>
          <table:table-cell office:value-type="float" office:value="55.21">
            <text:p>55.21</text:p>
          </table:table-cell>
          <table:table-cell office:value-type="float" office:value="9.73">
            <text:p>9.73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Menyanthes trifoliata  Cladium mariscus and Phragmites australis remains">
            <text:p>Menyanthes trifoliata  Cladium mariscus and 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1">
            <text:p>-28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5">
            <text:p>Poz-5755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460.0">
            <text:p>9460.0</text:p>
          </table:table-cell>
          <table:table-cell office:value-type="float" office:value="50.0">
            <text:p>50.0</text:p>
          </table:table-cell>
          <table:table-cell office:value-type="string" office:value="Menyanthes trifoliata and Cladium mariscus remains">
            <text:p>Menyanthes trifoliata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4150">
            <text:p>K-4150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380.0">
            <text:p>6380.0</text:p>
          </table:table-cell>
          <table:table-cell office:value-type="float" office:value="100.0">
            <text:p>10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